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05c4" officeooo:paragraph-rsid="001b05c4"/>
    </style:style>
    <style:style style:name="P2" style:family="paragraph" style:parent-style-name="Standard">
      <style:text-properties officeooo:rsid="001b05c4" officeooo:paragraph-rsid="001b05c4"/>
    </style:style>
    <style:style style:name="P3" style:family="paragraph" style:parent-style-name="Preformatted_20_Text">
      <style:text-properties officeooo:rsid="001b05c4" officeooo:paragraph-rsid="001b05c4"/>
    </style:style>
    <style:style style:name="P4" style:family="paragraph" style:parent-style-name="Preformatted_20_Text">
      <style:paragraph-properties fo:margin-top="0in" fo:margin-bottom="0.1965in"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打开wifi详细log方法</text:p>
      <text:p text:style-name="P1"><text:tab/>开发者选项下，启用WLAN详细日志记录功能。</text:p>
      <text:p text:style-name="P1"/>
      <text:p text:style-name="P3">After reproducing the issue, navigate to developer settings, ensure ‘USB debugging’ is enabled, then enable ‘Bug report shortcut’. To take bug report, hold the power button and select the ‘Take bug report’ option.</text:p>
      <text:p text:style-name="P1"/>
      <text:p text:style-name="P1">/*******</text:p>
      <text:p text:style-name="P3">cpswaim, the disconnects in bugreport-2015-12-08-12-49-46.txt are all due to the default gateway not responding to unicast ARP requests:</text:p>
      <text:p text:style-name="Preformatted_20_Text"/>
      <text:p text:style-name="Preformatted_20_Text"><text:s/>rec[140]: time=12-08 11:15:31.931 processed=L2ConnectedState org=ConnectedState dest=DisconnectingState what=131221(0x20095) CMD_IP_REACHABILITY_LOST <text:s/>rt=1559483/1614857 FAILURE: LOST_PROVISIONING, NeighborEvent{elapsedMs=1614835, 10.88.32.1, [(null)], RTM_NEWNEIGH, NUD_FAILED}</text:p>
      <text:p text:style-name="Preformatted_20_Text"/>
      <text:p text:style-name="Preformatted_20_Text">This means that the device sent 3 unicast ARP requests to the default gateway 10.88.32.1, spaced 1 second apart, and none of them received a response. It then disconnected because a network with a default gateway that does not respond to ARP is typically unusable.</text:p>
      <text:p text:style-name="Preformatted_20_Text"/>
      <text:p text:style-name="Preformatted_20_Text">The probes are sent by Android/Linux networking stack to confirm reachability. They are sent if in the last 15 seconds the device sent traffic to the default gateway, but no TCP ACKs came back.</text:p>
      <text:p text:style-name="Preformatted_20_Text"/>
      <text:p text:style-name="Preformatted_20_Text">Possible causes:</text:p>
      <text:p text:style-name="Preformatted_20_Text"/>
      <text:p text:style-name="Preformatted_20_Text">- The IP address does not respond to unicast ARP at all.</text:p>
      <text:p text:style-name="Preformatted_20_Text">- The IP address responds to broadcast ARP with a MAC address, but does not respond to unicast ARP on that MAC addresses.</text:p>
      <text:p text:style-name="Preformatted_20_Text">- The network rate-limits ARP to a very low level.</text:p>
      <text:p text:style-name="Preformatted_20_Text"/>
      <text:p text:style-name="P4">I would suggest working with the network administrators of the corporate network to see if any of the above are happening.</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7:51:49.693562527</meta:creation-date>
    <dc:date>2017-03-13T20:42:31.845953095</dc:date>
    <meta:editing-duration>P0D</meta:editing-duration>
    <meta:editing-cycles>2</meta:editing-cycles>
    <meta:generator>LibreOffice/4.2.8.2$Linux_X86_64 LibreOffice_project/420m0$Build-2</meta:generator>
    <meta:document-statistic meta:table-count="0" meta:image-count="0" meta:object-count="0" meta:page-count="1" meta:paragraph-count="14" meta:word-count="245" meta:character-count="1504" meta:non-whitespace-character-count="1297"/>
  </office:meta>
</office:document-meta>
</file>